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55a0" officeooo:paragraph-rsid="000255a0"/>
    </style:style>
    <style:style style:name="P2" style:family="paragraph" style:parent-style-name="Standard">
      <style:text-properties fo:font-weight="bold" officeooo:rsid="000255a0" officeooo:paragraph-rsid="000255a0" style:font-weight-asian="bold" style:font-weight-complex="bold"/>
    </style:style>
    <style:style style:name="P3" style:family="paragraph" style:parent-style-name="Standard">
      <style:text-properties fo:font-size="14pt" officeooo:rsid="000255a0" officeooo:paragraph-rsid="000255a0" style:font-size-asian="14pt" style:font-size-complex="14pt"/>
    </style:style>
    <style:style style:name="P4" style:family="paragraph" style:parent-style-name="Standard" style:list-style-name="L1">
      <style:text-properties fo:font-size="14pt" officeooo:rsid="000255a0" officeooo:paragraph-rsid="000255a0" style:font-size-asian="14pt" style:font-size-complex="14pt"/>
    </style:style>
    <style:style style:name="P5" style:family="paragraph" style:parent-style-name="Standard" style:list-style-name="L1">
      <style:text-properties fo:font-size="14pt" officeooo:rsid="00033845" officeooo:paragraph-rsid="00033845" style:font-size-asian="14pt" style:font-size-complex="14pt"/>
    </style:style>
    <style:style style:name="P6" style:family="paragraph" style:parent-style-name="Standard" style:list-style-name="L1">
      <style:text-properties fo:font-size="14pt" officeooo:rsid="000463f7" officeooo:paragraph-rsid="000463f7" style:font-size-asian="14pt" style:font-size-complex="14pt"/>
    </style:style>
    <style:style style:name="P7" style:family="paragraph" style:parent-style-name="Standard">
      <style:text-properties fo:font-size="14pt" officeooo:rsid="000463f7" officeooo:paragraph-rsid="000463f7" style:font-size-asian="14pt" style:font-size-complex="14pt"/>
    </style:style>
    <style:style style:name="P8" style:family="paragraph" style:parent-style-name="Standard">
      <style:text-properties fo:font-size="14pt" officeooo:rsid="00079f7b" officeooo:paragraph-rsid="00079f7b" style:font-size-asian="14pt" style:font-size-complex="14pt"/>
    </style:style>
    <style:style style:name="T1" style:family="text">
      <style:text-properties officeooo:rsid="00033845"/>
    </style:style>
    <style:style style:name="T2" style:family="text">
      <style:text-properties officeooo:rsid="0005a91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ext</text:p>
      <text:p text:style-name="P1"/>
      <text:p text:style-name="P3">College Planner is a website that is designed to work with an Android App which i have developed of the same name. It is designed to store details for college work along with student timetables. The idea being that a student has a central location to store all their notes relating to each project. </text:p>
      <text:p text:style-name="P3"/>
      <text:p text:style-name="P3">The homescreen after loggin in will be a list view of all saved projects where they can select one and update the notes section. All these notes will be saved online in their own account where they can modify, add and delete as desired. <text:s/>The aim will be to have the website and Android app feed from the same database so they can enter the project details with their phone and update the notes through the website</text:p>
      <text:p text:style-name="P1"/>
      <text:p text:style-name="P1"/>
      <text:p text:style-name="P1"/>
      <text:p text:style-name="P2">User Features</text:p>
      <text:p text:style-name="P1"/>
      <text:list xml:id="list7127494344866102447" text:style-name="L1">
        <text:list-item>
          <text:p text:style-name="P4">Ability to register account with Email verification, <text:span text:style-name="T1">Password Changing and Profile editing</text:span></text:p>
        </text:list-item>
        <text:list-item>
          <text:p text:style-name="P4">Save a list of upcoming projects, exams, presentations.</text:p>
        </text:list-item>
        <text:list-item>
          <text:p text:style-name="P4">enhanced notes section with formatting through the TinyMCE Gem</text:p>
        </text:list-item>
        <text:list-item>
          <text:p text:style-name="P4">Ability to Upload Files to site provided by <text:span text:style-name="T1">CarrierWave Gem</text:span></text:p>
        </text:list-item>
        <text:list-item>
          <text:p text:style-name="P5">Input validation on all forms through Dropdown Selects, Date Pickers and validation rules</text:p>
        </text:list-item>
        <text:list-item>
          <text:p text:style-name="P5">Statistics of Users registered and Projects tracked.</text:p>
        </text:list-item>
        <text:list-item>
          <text:p text:style-name="P5">Use of Jquery to enhance website visuals.</text:p>
        </text:list-item>
        <text:list-item>
          <text:p text:style-name="P5">Admin restricted abilty to view and delete registered users.</text:p>
        </text:list-item>
        <text:list-item>
          <text:p text:style-name="P6">API system to allow <text:span text:style-name="T2">Authentication</text:span>, <text:span text:style-name="T2">Cr</text:span>eate, <text:span text:style-name="T2">R</text:span>ead, <text:span text:style-name="T2">U</text:span>pdate and <text:span text:style-name="T2">D</text:span>elete from external sources <text:span text:style-name="T2">such as the Android app using the Devise Gem</text:span>.</text:p>
        </text:list-item>
      </text:list>
      <text:p text:style-name="P7"/>
      <text:p text:style-name="P8">Models</text:p>
      <text:p text:style-name="P8"/>
      <text:p text:style-name="P8">Users</text:p>
      <text:p text:style-name="P8"/>
      <text:p text:style-name="P8">Projects</text:p>
      <text:p text:style-name="P8"/>
      <text:p text:style-name="P8">Timetable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5-11-08T18:26:12.081831854</meta:creation-date>
    <dc:date>2015-11-09T02:48:16.180649782</dc:date>
    <dc:creator>Chris </dc:creator>
    <meta:editing-duration>PT1H9M24S</meta:editing-duration>
    <meta:editing-cycles>4</meta:editing-cycles>
    <meta:generator>LibreOffice/4.4.3.2$Linux_X86_64 LibreOffice_project/40m0$Build-2</meta:generator>
    <meta:document-statistic meta:table-count="0" meta:image-count="0" meta:object-count="0" meta:page-count="1" meta:paragraph-count="17" meta:word-count="244" meta:character-count="1413" meta:non-whitespace-character-count="1193"/>
  </office:meta>
</office:document-meta>
</file>